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0c570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es" fo:country="ES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fo:language="es" fo:country="ES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0d1394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0e3cec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officeooo:rsid="000e3cec" officeooo:paragraph-rsid="000e3cec"/>
    </style:style>
    <style:style style:name="P9" style:family="paragraph" style:parent-style-name="Text_20_body">
      <style:text-properties officeooo:paragraph-rsid="000e3cec"/>
    </style:style>
    <style:style style:name="P10" style:family="paragraph" style:parent-style-name="Text_20_body">
      <style:text-properties officeooo:rsid="0010f32d" officeooo:paragraph-rsid="0010f32d"/>
    </style:style>
    <style:style style:name="P11" style:family="paragraph" style:parent-style-name="Text_20_body">
      <style:text-properties officeooo:rsid="0012b6f4" officeooo:paragraph-rsid="0012b6f4"/>
    </style:style>
    <style:style style:name="T1" style:family="text">
      <style:text-properties fo:font-weight="bold" officeooo:rsid="000c570e"/>
    </style:style>
    <style:style style:name="T2" style:family="text">
      <style:text-properties fo:font-variant="normal" fo:text-transform="none" fo:color="#1d2125" loext:opacity="100%" fo:letter-spacing="normal" fo:font-weight="bold"/>
    </style:style>
    <style:style style:name="T3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style:text-underline-style="solid" style:text-underline-width="auto" style:text-underline-color="font-color" officeooo:rsid="000d139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language="es" fo:country="ES"/>
    </style:style>
    <style:style style:name="T9" style:family="text">
      <style:text-properties fo:language="es" fo:country="ES" officeooo:rsid="001282b6"/>
    </style:style>
    <style:style style:name="T10" style:family="text">
      <style:text-properties fo:language="es" fo:country="ES" style:text-underline-style="none" fo:font-weight="bold" officeooo:rsid="000d1394" style:font-weight-asian="bold" style:font-weight-complex="bold"/>
    </style:style>
    <style:style style:name="T11" style:family="text">
      <style:text-properties fo:language="es" fo:country="ES" style:text-underline-style="none" officeooo:rsid="000d1394"/>
    </style:style>
    <style:style style:name="T12" style:family="text">
      <style:text-properties fo:language="es" fo:country="ES" style:text-underline-style="none" fo:font-weight="bold" style:font-weight-asian="bold" style:font-weight-complex="bold"/>
    </style:style>
    <style:style style:name="T13" style:family="text">
      <style:text-properties fo:language="es" fo:country="ES"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ago Otero - </text:span><text:span text:style-name="T2"> </text:span><text:span text:style-name="T3">UD3_Tarea5_</text:span></text:p>
      <text:p text:style-name="P2"><text:span text:style-name="T4"/></text:p>
      <text:p text:style-name="P2"><text:span text:style-name="T4">PEDIDOSCAJAS </text:span>(IdCliente, NombreCli, ApellidosCli, CalleCli, CiudadCli, ProvinciaCli,</text:p>
      <text:p text:style-name="P2"> CPostalCli, TeléfonoCli, IdPedido, FechaPedido, IdCaja, CantidadCajasPedidas)</text:p>
      <text:p text:style-name="P2"><text:span text:style-name="T4">CAJASBOMBONES </text:span>(IdCaja, NombreCaja, DescripciónCaja, PrecioCaja, CantidadBombónenCaja,<text:bookmark text:name="yui_3_17_2_1_1734548956685_43"/> IdBombón, NombreBombón, DescripciónBombón, TipoChocolate, CosteBombón, Envoltorio)</text:p>
      <text:p text:style-name="P3"/>
      <text:list text:style-name="L1">
        <text:list-item>
          <text:p text:style-name="P4"><text:bookmark text:name="yui_3_17_2_1_1734548956685_45"/>El nombre de ciudad es único.</text:p>
        </text:list-item>
        <text:list-item>
          <text:p text:style-name="P4">Cada pedido se identifica unívocamente por el IdPedido. Un pedido lo realiza un cliente.</text:p>
        </text:list-item>
        <text:list-item>
          <text:p text:style-name="P4">En el pedido se detallan las cajas y la cantidad de cajas pedidas de cada tipo.</text:p>
        </text:list-item>
        <text:list-item>
          <text:p text:style-name="P4">En cada caja puede haber bombones de varios tipos.</text:p>
        </text:list-item>
        <text:list-item>
          <text:p text:style-name="P4">No hay dos cajas de bombones con el mismo nombre y,</text:p>
        </text:list-item>
        <text:list-item>
          <text:p text:style-name="P5">No hay dos bombones con el mismo nombre.</text:p>
        </text:list-item>
      </text:list>
      <text:p text:style-name="P2"/>
      <text:p text:style-name="P6"><text:span text:style-name="T5">Dependencias funcionales: </text:span></text:p>
      <text:p text:style-name="P7"><text:bookmark text:name="yui_3_17_2_1_1734548956685_43 Copia 1"/><text:span text:style-name="T6">IdBombón</text:span> → <text:s/>NombreBombón, DescripciónBombón, TipoChocolate, CosteBombón, Envoltorio)</text:p>
      <text:p text:style-name="P8"><text:span text:style-name="T6">IdCliente</text:span> → nombreCli, ApellidosCli , CalleCli , CiudadCli , ProvinciaCli, CpostalCli , TeléfonoCli.</text:p>
      <text:p text:style-name="P9"><text:span text:style-name="T7">IdPedido</text:span><text:span text:style-name="T8"> → <text:s text:c="2"/>FechaPedido, </text:span><text:span text:style-name="T9">IdCaja , CantidadCajasPedidas</text:span></text:p>
      <text:p text:style-name="P10"><text:span text:style-name="T7">IdCaja</text:span><text:span text:style-name="T8"> → nombreCaja , DescripcionCaja , precioCaja , cantidadBombonenCaja</text:span></text:p>
      <text:p text:style-name="P10"><text:span text:style-name="T10">nombreCiudad</text:span><text:span text:style-name="T11"> ↔ </text:span></text:p>
      <text:p text:style-name="P11"><text:span text:style-name="T10">n</text:span><text:span text:style-name="T12">ombreCaja</text:span><text:span text:style-name="T13"> ↔ IdCaja</text:span></text:p>
      <text:p text:style-name="P11"><text:span text:style-name="T12">nombreBombón</text:span><text:span text:style-name="T13"> ↔ IdBombom </text:span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20:09:35.593000000</meta:creation-date>
    <dc:date>2024-12-18T20:32:03.307000000</dc:date>
    <meta:editing-duration>PT18M27S</meta:editing-duration>
    <meta:editing-cycles>9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18" meta:word-count="144" meta:character-count="1094" meta:non-whitespace-character-count="966"/>
  </office:meta>
</office:document-meta>
</file>